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1000000E1710D9A9C86F7C1D7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59cm" fo:min-width="2.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6cm" fo:min-width="2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9" style:family="graphic" style:parent-style-name="standard">
      <style:graphic-properties draw:textarea-horizontal-align="justify" draw:textarea-vertical-align="middle" draw:auto-grow-height="false" fo:min-height="1.872cm" fo:min-width="2.894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textarea-horizontal-align="justify" draw:textarea-vertical-align="middle" draw:auto-grow-height="false" fo:min-height="2.296cm" fo:min-width="2.612cm"/>
    </style:style>
    <style:style style:name="gr14" style:family="graphic" style:parent-style-name="standard">
      <style:graphic-properties draw:textarea-horizontal-align="justify" draw:textarea-vertical-align="middle" draw:auto-grow-height="false" fo:min-height="2.95cm" fo:min-width="3.9cm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332cm" style:use-optimal-column-width="false"/>
    </style:style>
    <style:style style:name="co2" style:family="table-column">
      <style:table-column-properties style:column-width="1.329cm" style:use-optimal-column-width="false"/>
    </style:style>
    <style:style style:name="ro1" style:family="table-row">
      <style:table-row-properties style:row-height="1.408cm"/>
    </style:style>
    <style:style style:name="ro2" style:family="table-row">
      <style:table-row-properties style:row-height="0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xml:id="id1" draw:id="id1" draw:layer="layout" svg:width="3.5cm" svg:height="5cm" svg:x="9.6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cm" svg:height="3.6cm" svg:x="7.8cm" svg:y="4cm">
          <text:p text:style-name="P2">Información de </text:p>
          <text:p text:style-name="P2">CV’s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2.5cm" svg:x="0.4cm" svg:y="17.4cm">
          <text:p text:style-name="P2">Información </text:p>
          <text:p text:style-name="P2">Entrevista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cm" svg:height="0.962cm" svg:x="7.6cm" svg:y="3cm">
          <draw:text-box>
            <text:p>Ya existe</text:p>
          </draw:text-box>
        </draw:frame>
        <draw:frame draw:style-name="gr4" draw:text-style-name="P3" draw:layer="layout" svg:width="5.1cm" svg:height="0.962cm" svg:x="0.3cm" svg:y="15.2cm">
          <draw:text-box>
            <text:p>A Incorporar</text:p>
          </draw:text-box>
        </draw:frame>
        <draw:frame draw:style-name="standard" xml:id="id7" draw:id="id7" draw:layer="layout" svg:width="3.992cm" svg:height="3.787cm" svg:x="4.307cm" svg:y="16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1</text:p>
              </table:table-cell>
              <table:table-cell>
                <text:p>p2</text:p>
              </table:table-cell>
              <table:table-cell>
                <text:p>p3</text:p>
              </table:table-cell>
            </table:table-row>
            <table:table-row table:style-name="ro1" table:default-cell-style-name="gray2">
              <table:table-cell>
                <text:p>p4</text:p>
              </table:table-cell>
              <table:table-cell>
                <text:p>p5</text:p>
              </table:table-cell>
              <table:table-cell>
                <text:p>C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5" draw:text-style-name="P2" draw:layer="layout" svg:width="2.65cm" svg:height="1.009cm" svg:x="10.05cm" svg:y="16.237cm">
          <text:p text:style-name="P2">Archivo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cm" svg:height="0.962cm" svg:x="4.3cm" svg:y="15.6cm">
          <draw:text-box>
            <text:p>Encuesta</text:p>
          </draw:text-box>
        </draw:frame>
        <draw:frame draw:style-name="gr6" draw:text-style-name="P3" draw:layer="layout" svg:width="5.751cm" svg:height="0.962cm" svg:x="3.6cm" svg:y="0.4cm">
          <draw:text-box>
            <text:p>Producto de Datos</text:p>
          </draw:text-box>
        </draw:frame>
        <draw:custom-shape draw:style-name="gr7" draw:text-style-name="P2" draw:layer="layout" svg:width="2.65cm" svg:height="1.01cm" svg:x="10.05cm" svg:y="17.342cm">
          <text:p text:style-name="P2">Archivo2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5cm" svg:height="2.384cm" svg:x="10.8cm" svg:y="18.496cm">
          <draw:text-box>
            <text:p>.</text:p>
            <text:p>.</text:p>
            <text:p>.</text:p>
          </draw:text-box>
        </draw:frame>
        <draw:custom-shape draw:style-name="gr7" draw:text-style-name="P2" draw:layer="layout" svg:width="2.65cm" svg:height="1.01cm" svg:x="10.05cm" svg:y="19.65cm">
          <text:p text:style-name="P2">Archivo n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4.8cm" svg:height="3cm" svg:x="1cm" svg:y="7.8cm">
          <text:p text:style-name="P2">Data La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11.35cm" svg:y1="15.9cm" svg:x2="3.4cm" svg:y2="10.8cm" draw:start-shape="id1" draw:start-glue-point="0" draw:end-shape="id2" draw:end-glue-point="8" svg:d="M11350 15900v-2549h-7950v-2551" svg:viewBox="0 0 7951 5101">
          <text:p/>
        </draw:connector>
        <draw:connector draw:style-name="gr10" draw:text-style-name="P2" draw:layer="layout" svg:x1="5.8cm" svg:y1="9.3cm" svg:x2="7.8cm" svg:y2="5.8cm" draw:start-shape="id2" draw:start-glue-point="10" draw:end-shape="id3" draw:end-glue-point="3" svg:d="M5800 9300h1001v-3500h999" svg:viewBox="0 0 2001 3501">
          <text:p/>
        </draw:connector>
        <draw:custom-shape draw:style-name="gr11" draw:text-style-name="P2" xml:id="id4" draw:id="id4" draw:layer="layout" svg:width="4.6cm" svg:height="3.2cm" svg:x="12cm" svg:y="8.6cm">
          <text:p text:style-name="P2">Base analítica </text:p>
          <text:p text:style-name="P2">cvs+entrevistas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2.8cm" svg:y1="5.8cm" svg:x2="14.3cm" svg:y2="8.6cm" draw:start-shape="id3" draw:start-glue-point="1" draw:end-shape="id4" draw:end-glue-point="0" svg:d="M12800 5800h1500v2800" svg:viewBox="0 0 1501 2801">
          <text:p/>
        </draw:connector>
        <draw:connector draw:style-name="gr10" draw:text-style-name="P2" draw:layer="layout" svg:x1="13.1cm" svg:y1="18.4cm" svg:x2="14.3cm" svg:y2="11.8cm" draw:start-shape="id1" draw:start-glue-point="1" draw:end-shape="id4" draw:end-glue-point="2" svg:d="M13100 18400h1200v-6600" svg:viewBox="0 0 1201 6601">
          <text:p/>
        </draw:connector>
        <draw:frame draw:style-name="gr12" draw:text-style-name="P3" draw:layer="layout" svg:width="3.4cm" svg:height="2.384cm" svg:x="8.4cm" svg:y="9.8cm">
          <draw:text-box>
            <text:p>Data Creation</text:p>
          </draw:text-box>
        </draw:frame>
        <draw:custom-shape draw:style-name="gr13" draw:text-style-name="P2" xml:id="id5" draw:id="id5" draw:layer="layout" svg:width="4.4cm" svg:height="3.6cm" svg:x="18cm" svg:y="1.9cm">
          <text:p text:style-name="P2">ML/Scoring</text:p>
          <text:p text:style-name="P2">entrenami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16.6cm" svg:y1="10.2cm" svg:x2="18cm" svg:y2="3.7cm" draw:start-shape="id4" draw:start-glue-point="1" draw:end-shape="id5" draw:end-glue-point="6" svg:d="M16600 10200h700v-6500h700" svg:viewBox="0 0 1401 6501">
          <text:p/>
        </draw:connector>
        <draw:connector draw:style-name="gr10" draw:text-style-name="P2" draw:layer="layout" svg:x1="3.8cm" svg:y1="18.65cm" svg:x2="4.307cm" svg:y2="18.593cm" draw:start-shape="id6" draw:start-glue-point="1" draw:end-shape="id7" draw:end-glue-point="3" svg:d="M3800 18650h254v-57h253" svg:viewBox="0 0 508 58">
          <text:p/>
        </draw:connector>
        <draw:connector draw:style-name="gr10" draw:text-style-name="P2" draw:layer="layout" svg:x1="8.299cm" svg:y1="18.593cm" svg:x2="9.6cm" svg:y2="18.4cm" draw:start-shape="id7" draw:start-glue-point="1" draw:end-shape="id1" draw:end-glue-point="3" svg:d="M8299 18593h651v-193h650" svg:viewBox="0 0 1302 194">
          <text:p/>
        </draw:connector>
        <draw:custom-shape draw:style-name="gr14" draw:text-style-name="P2" xml:id="id8" draw:id="id8" draw:layer="layout" svg:width="4.4cm" svg:height="3.2cm" svg:x="18.4cm" svg:y="7.964cm">
          <text:p text:style-name="P2">Aplicativo del</text:p>
          <text:p text:style-name="P2">banco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0.2cm" svg:y1="5.5cm" svg:x2="20.6cm" svg:y2="7.964cm" draw:start-shape="id5" draw:start-glue-point="8" draw:end-shape="id8" draw:end-glue-point="0" svg:d="M20200 5500v1233h400v1231" svg:viewBox="0 0 401 2465">
          <text:p/>
        </draw:connector>
        <draw:frame draw:style-name="gr4" draw:text-style-name="P3" draw:layer="layout" svg:width="4.8cm" svg:height="1.673cm" svg:x="21cm" svg:y="6.1cm">
          <draw:text-box>
            <text:p>Programando <text:s/></text:p>
            <text:p>modelo</text:p>
          </draw:text-box>
        </draw:frame>
        <draw:frame draw:style-name="gr15" draw:text-style-name="P2" xml:id="id9" draw:id="id9" draw:layer="layout" svg:width="5.952cm" svg:height="5.952cm" svg:x="17.648cm" svg:y="13.448cm">
          <draw:image xlink:href="Pictures/10000000000000E1000000E1710D9A9C86F7C1D7.jpg" xlink:type="simple" xlink:show="embed" xlink:actuate="onLoad">
            <text:p/>
          </draw:image>
        </draw:frame>
        <draw:connector draw:style-name="gr10" draw:text-style-name="P2" draw:layer="layout" svg:x1="20.6cm" svg:y1="11.164cm" svg:x2="20.624cm" svg:y2="13.448cm" draw:start-shape="id8" draw:start-glue-point="2" draw:end-shape="id9" draw:end-glue-point="0" svg:d="M20600 11164v1143h24v1141" svg:viewBox="0 0 25 2285">
          <text:p/>
        </draw:connector>
        <draw:frame draw:style-name="gr4" draw:text-style-name="P3" draw:layer="layout" svg:width="4cm" svg:height="1.673cm" svg:x="21.4cm" svg:y="12cm">
          <draw:text-box>
            <text:p>Scoring online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2:17:55.348280499</meta:creation-date>
    <dc:date>2017-09-09T14:06:44.094088635</dc:date>
    <meta:editing-duration>PT1H17M42S</meta:editing-duration>
    <meta:editing-cycles>10</meta:editing-cycles>
    <meta:generator>LibreOffice/5.1.6.2$Linux_X86_64 LibreOffice_project/10m0$Build-2</meta:generator>
    <meta:document-statistic meta:object-count="52"/>
  </office:meta>
</office:document-meta>
</file>